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4.326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5.469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26cm" svg:height="2.032cm" svg:x="1.508cm" svg:y="1.254cm">
          <text:p text:style-name="P1"><text:span text:style-name="T1">Get company</text:span></text:p>
          <text:p text:style-name="P1"><text:span text:style-name="T1">to ad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969cm" svg:height="2.032cm" svg:x="8.747cm" svg:y="1.254cm">
          <text:p text:style-name="P1"><text:span text:style-name="T1">INPUT company </text:span></text:p>
          <text:p text:style-name="P1"><text:span text:style-name="T1">To add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6.334cm" svg:y1="2.27cm" svg:x2="8.747cm" svg:y2="2.27cm" draw:start-shape="id1" draw:start-glue-point="1" draw:end-shape="id2" svg:d="M6334 2270h2413" svg:viewBox="0 0 2414 1">
          <text:p/>
        </draw:connector>
        <draw:connector draw:style-name="gr4" draw:text-style-name="P3" draw:layer="layout" draw:type="line" svg:x1="6.334cm" svg:y1="2.27cm" svg:x2="8.747cm" svg:y2="2.27cm" draw:start-shape="id1" draw:start-glue-point="1" draw:end-shape="id2" draw:end-glue-point="3" svg:d="M6334 2270h2413" svg:viewBox="0 0 2414 1">
          <text:p/>
        </draw:connector>
        <draw:connector draw:style-name="gr4" draw:text-style-name="P3" draw:layer="layout" draw:type="line" svg:x1="11.731cm" svg:y1="3.286cm" svg:x2="11.731cm" svg:y2="4.937cm" draw:start-shape="id2" draw:start-glue-point="2" draw:end-shape="id3" draw:end-glue-point="0" svg:d="M11731 3286v1651" svg:viewBox="0 0 1 1652">
          <text:p/>
        </draw:connector>
        <draw:custom-shape draw:style-name="gr2" draw:text-style-name="P1" xml:id="id3" draw:id="id3" draw:layer="layout" svg:width="5.969cm" svg:height="2.032cm" svg:x="8.747cm" svg:y="4.937cm">
          <text:p text:style-name="P1"><text:span text:style-name="T1">Add compan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10:26:35.458000000</meta:creation-date>
    <dc:date>2015-10-10T10:56:28.181000000</dc:date>
    <meta:editing-duration>PT29M52S</meta:editing-duration>
    <meta:editing-cycles>4</meta:editing-cycles>
    <meta:generator>LibreOffice/5.0.2.2$Windows_x86 LibreOffice_project/37b43f919e4de5eeaca9b9755ed688758a8251fe</meta:generator>
    <meta:document-statistic meta:object-count="6"/>
  </office:meta>
</office:document-meta>
</file>